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Normal" style:family="paragraph">
      <style:paragraph-properties fo:break-before="page"/>
    </style:style>
    <style:style style:name="P7" style:parent-style-name="Heading1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break-before="page"/>
    </style:style>
    <style:style style:name="P11" style:parent-style-name="Heading1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>
      <style:paragraph-properties fo:break-before="page"/>
    </style:style>
    <style:style style:name="P16" style:parent-style-name="Heading1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break-before="page"/>
    </style:style>
    <style:style style:name="P19" style:parent-style-name="Heading1" style:family="paragraph">
      <style:paragraph-properties fo:text-align="center"/>
    </style:style>
    <style:style style:name="P20" style:parent-style-name="Normal" style:family="paragraph">
      <style:paragraph-properties fo:text-align="center"/>
    </style:style>
  </office:automatic-styles>
  <office:body>
    <office:text text:use-soft-page-breaks="true">
      <text:h text:style-name="P1" text:outline-level="1">Site: patient.info</text:h>
      <text:p text:style-name="P4">(<text:a xlink:href="http://www.patient.info" office:target-frame-name="_top" xlink:show="replace"><text:span text:style-name="Hyperlink">http://www.patient.info</text:span></text:a>)</text:p>
      <text:p text:style-name="Normal"/>
      <text:p text:style-name="Normal">What is patient.info?<text:s/>Who owns and runs patient.info?</text:p>
      <text:p text:style-name="Normal">Search for information on<text:s/><text:span text:style-name="T5">bipolar</text:span>.</text:p>
      <text:p text:style-name="Normal">Explore the filters on the drop-down. Can you narrow your search to condition leaflets?</text:p>
      <text:p text:style-name="Normal">Click the condition leaflet for bipolar disorder. Does it meet our criteria? What other information does it link to?</text:p>
      <text:p text:style-name="Normal">Would this website be useful for you or your patients?</text:p>
      <text:p text:style-name="P6"/>
      <text:h text:style-name="P7" text:outline-level="1">Site: NHS Choices</text:h>
      <text:p text:style-name="P8">(<text:a xlink:href="http://www.nhs.uk" office:target-frame-name="_top" xlink:show="replace"><text:span text:style-name="Hyperlink">http://www.nhs.uk</text:span></text:a>)</text:p>
      <text:p text:style-name="Normal">What is NHS Choices? Who funds and runs it?</text:p>
      <text:p text:style-name="Normal">Find a hospital near your postcode.</text:p>
      <text:p text:style-name="Normal">Look up information about anxiety. Does it meet our criteria? Is anything missing?</text:p>
      <text:p text:style-name="Normal">Go to the information prescription service – click where it says “IPS” at the very top of each page, or the direct link is<text:s/><text:a xlink:href="http://www.nhs.uk/ipg/Pages/IPStart.aspx" office:target-frame-name="_top" xlink:show="replace"><text:span text:style-name="Hyperlink">http://www.nhs.uk/ipg/Pages/IPStart.aspx</text:span></text:a><text:s/></text:p>
      <text:p text:style-name="Normal">Create an information prescription for<text:s/><text:span text:style-name="T9">Anxiety</text:span><text:s/>near your postcode.</text:p>
      <text:p text:style-name="Normal">Would this site be useful for you or your patients?</text:p>
      <text:p text:style-name="P10"/>
      <text:h text:style-name="P11" text:outline-level="1">Site: Choice &amp; Medication</text:h>
      <text:p text:style-name="P12">(<text:a xlink:href="http://www.choiceandmedication.org/nelft/" office:target-frame-name="_top" xlink:show="replace"><text:span text:style-name="Hyperlink">http://www.choiceandmedication.org/nelft/</text:span></text:a>)</text:p>
      <text:p text:style-name="Normal"/>
      <text:p text:style-name="Normal">What is Choice &amp; Medication?<text:s/>Who funds and runs it?</text:p>
      <text:p text:style-name="Normal">How is the information on the site produced and kept up to date?</text:p>
      <text:p text:style-name="Normal">Search for information on<text:s/><text:span text:style-name="T13">bipolar depression</text:span>.<text:s/>Does it meet our criteria? Is anything missing?</text:p>
      <text:p text:style-name="Normal">Find the printable leaflets<text:s/>on<text:span text:style-name="T14"><text:s/>citalopram</text:span>. Which different types of leaflets are there on this site?<text:s/></text:p>
      <text:p text:style-name="Normal">Would this site be useful for you or your patients?</text:p>
      <text:p text:style-name="P15"/>
      <text:h text:style-name="P16" text:outline-level="1">Site: Young Minds</text:h>
      <text:p text:style-name="P17">(<text:a xlink:href="http://www.youngminds.org.uk/" office:target-frame-name="_top" xlink:show="replace"><text:span text:style-name="Hyperlink">http://www.youngminds.org.uk/</text:span></text:a>)</text:p>
      <text:p text:style-name="Normal">What is Young Minds? Who funds and runs this site?</text:p>
      <text:p text:style-name="Normal">What information can you find here?</text:p>
      <text:p text:style-name="Normal">Go to the “For children and young people” tab, then click “What’s worrying you?” Find the page on bipolar disorder.</text:p>
      <text:p text:style-name="Normal">What information can you find here?<text:s/></text:p>
      <text:p text:style-name="Normal">How could you put someone in touch with YoungMinds?</text:p>
      <text:p text:style-name="Normal">Would this site be useful for you or our patients?</text:p>
      <text:p text:style-name="P18"/>
      <text:h text:style-name="P19" text:outline-level="1">Site: eMC (electronic medicines compendium)</text:h>
      <text:p text:style-name="P20">(<text:a xlink:href="https://www.medicines.org.uk/emc/" office:target-frame-name="_top" xlink:show="replace"><text:span text:style-name="Hyperlink">https://www.medicines.org.uk/emc/</text:span></text:a>)</text:p>
      <text:p text:style-name="Normal"/>
      <text:p text:style-name="Normal">What is eMC? Where does the information here come from and how is it kept up to date?</text:p>
      <text:p text:style-name="Normal">Find some information on Cipramil tablets.</text:p>
      <text:p text:style-name="Normal">Find out how you would print or email this information.</text:p>
      <text:p text:style-name="Normal">Click “Report side effects”. What does this do?</text:p>
      <text:p text:style-name="Normal">Would this site be useful for you or your patients?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Picture 6" text:anchor-type="as-char" svg:x="0in" svg:y="0in" svg:width="1.96875in" svg:height="0.71007in" style:rel-width="scale" style:rel-height="scale"><draw:image xlink:href="media/image1.jpeg" xlink:type="simple" xlink:show="embed" xlink:actuate="onLoad"/><svg:title/><svg:desc/></draw:frame></text:p>
        <text:p text:style-name="P3">Consumer health information course</text:p>
        <text:p text:style-name="Header">Consumer health information course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rscheidt Lisa</meta:initial-creator>
    <dc:creator>phoebe macindoe</dc:creator>
    <meta:creation-date>2021-07-05T08:33:00Z</meta:creation-date>
    <dc:date>2021-07-05T08:33:00Z</dc:date>
    <meta:template xlink:href="Normal.dotm" xlink:type="simple"/>
    <meta:editing-cycles>2</meta:editing-cycles>
    <meta:editing-duration>PT60S</meta:editing-duration>
    <meta:user-defined meta:name="WinDIP File ID">af4f9d2f-40ab-4d69-bf0b-fff39bc85c0f</meta:user-defined>
    <meta:document-statistic meta:page-count="1" meta:paragraph-count="4" meta:word-count="353" meta:character-count="2366" meta:row-count="16" meta:non-whitespace-character-count="2017"/>
  </office:meta>
</office:document-meta>
</file>